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ans1" officeooo:rsid="0010f6f2" officeooo:paragraph-rsid="0010f6f2"/>
    </style:style>
    <style:style style:name="P2" style:family="paragraph" style:parent-style-name="Standard">
      <style:paragraph-properties fo:text-align="center" style:justify-single-word="false"/>
      <style:text-properties style:font-name="Liberation Sans1" officeooo:rsid="0010f6f2" officeooo:paragraph-rsid="0010f6f2"/>
    </style:style>
    <style:style style:name="P3" style:family="paragraph" style:parent-style-name="Standard">
      <style:paragraph-properties fo:text-align="start" style:justify-single-word="false"/>
      <style:text-properties style:font-name="Liberation Sans1" officeooo:rsid="0010f6f2" officeooo:paragraph-rsid="0010f6f2"/>
    </style:style>
    <style:style style:name="P4" style:family="paragraph" style:parent-style-name="Standard">
      <style:paragraph-properties fo:text-align="start" style:justify-single-word="false"/>
      <style:text-properties style:font-name="Liberation Sans1" officeooo:rsid="0010f6f2" officeooo:paragraph-rsid="00115aca"/>
    </style:style>
    <style:style style:name="P5" style:family="paragraph" style:parent-style-name="Standard">
      <style:paragraph-properties fo:text-align="start" style:justify-single-word="false"/>
      <style:text-properties style:font-name="Liberation Sans1" officeooo:rsid="00115aca" officeooo:paragraph-rsid="00115aca"/>
    </style:style>
    <style:style style:name="P6" style:family="paragraph" style:parent-style-name="Standard">
      <style:paragraph-properties fo:text-align="center" style:justify-single-word="false"/>
      <style:text-properties style:font-name="Liberation Sans1" officeooo:rsid="00115aca" officeooo:paragraph-rsid="00115aca"/>
    </style:style>
    <style:style style:name="P7" style:family="paragraph" style:parent-style-name="Standard">
      <style:paragraph-properties fo:text-align="start" style:justify-single-word="false"/>
      <style:text-properties style:font-name="Liberation Sans1" style:text-underline-style="solid" style:text-underline-width="auto" style:text-underline-color="font-color" officeooo:rsid="0010f6f2" officeooo:paragraph-rsid="0010f6f2"/>
    </style:style>
    <style:style style:name="P8" style:family="paragraph" style:parent-style-name="Standard">
      <style:paragraph-properties fo:text-align="start" style:justify-single-word="false"/>
      <style:text-properties style:font-name="Liberation Sans1" style:text-underline-style="solid" style:text-underline-width="auto" style:text-underline-color="font-color" officeooo:rsid="00115aca" officeooo:paragraph-rsid="00115aca"/>
    </style:style>
    <style:style style:name="P9" style:family="paragraph" style:parent-style-name="Standard">
      <style:paragraph-properties fo:text-align="start" style:justify-single-word="false"/>
      <style:text-properties style:font-name="Liberation Sans1" officeooo:paragraph-rsid="00115aca"/>
    </style:style>
    <style:style style:name="P1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0% 100%"/>
    </style:style>
    <style:style style:name="T3" style:family="text">
      <style:text-properties officeooo:rsid="00115aca"/>
    </style:style>
    <style:style style:name="T4" style:family="text">
      <style:text-properties style:font-name="Liberation Sans1"/>
    </style:style>
    <style:style style:name="T5" style:family="text">
      <style:text-properties style:font-name="Liberation Sans1" officeooo:rsid="00115aca"/>
    </style:style>
    <style:style style:name="T6" style:family="text">
      <style:text-properties style:text-underline-style="solid" style:text-underline-width="auto" style:text-underline-color="font-color" officeooo:rsid="00115aca"/>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text:p>
      <text:p text:style-name="P1">Prénom :</text:p>
      <text:p text:style-name="P1">Classe :</text:p>
      <text:p text:style-name="P2">Evaluation 3<text:span text:style-name="T1">e</text:span> – Nombres entiers</text:p>
      <text:p text:style-name="P2"/>
      <text:p text:style-name="P7">Exercice : Cours</text:p>
      <text:p text:style-name="P3"/>
      <text:p text:style-name="P3">Donner tous les nombres premiers inférieurs à 100.</text:p>
      <text:p text:style-name="P3"/>
      <text:p text:style-name="P7">Exercice <text:span text:style-name="T3">1 </text:span>: Décomposition en produit de facteurs premiers</text:p>
      <text:p text:style-name="P3"/>
      <text:p text:style-name="P4">On donne <draw:g text:anchor-type="as-char" svg:y="-0.344cm" draw:z-index="0" draw:style-name="gr1"><svg:title>TexMaths</svg:title><svg:desc>12§display§A = 2^2 \times 3^3 \times 5§svg§600§FALSE§</svg:desc><draw:g draw:style-name="gr2"><draw:path draw:style-name="gr46" draw:text-style-name="P10" svg:width="2.852cm" svg:height="0.334cm" svg:x="0.007cm" svg:y="0.023cm" svg:viewBox="0 0 2853 335" svg:d="M1428 335c-477 0-952 0-1428 0 0-111 0-223 0-335 951 0 1902 0 2853 0 0 112 0 224 0 335-475 0-950 0-1425 0z"><text:p/></draw:path><draw:path draw:style-name="gr47" draw:text-style-name="P11" svg:width="0.287cm" svg:height="0.3cm" svg:x="0.001cm" svg:y="0.069cm" svg:viewBox="0 0 288 301" svg:d="M60 252c-17 28-34 34-52 35-4 2-8 2-8 9 0 2 1 5 5 5 12 0 24-2 36-2 14 0 29 2 42 2 3 0 8 0 8-9 0-3-3-5-7-5-10 0-19-3-19-14 0-5 2-10 6-16 11-18 21-36 32-53 35 0 71 0 106 0 0 8 6 65 6 70 0 12-22 13-30 13-6 0-10 0-10 9 0 5 5 5 6 5 17 0 35-2 52-2 11 0 37 2 48 2 2 0 7 0 7-9 0-5-4-5-10-5-25 0-25-2-26-14-8-88-18-176-26-263-2-9-2-10-9-10-6 0-8 2-11 7-49 82-97 164-146 245zM110 191c28-47 56-94 83-139 5 45 10 92 15 139-33 0-65 0-98 0z"><text:p/></draw:path><draw:path draw:style-name="gr48" draw:text-style-name="P11" svg:width="0.279cm" svg:height="0.098cm" svg:x="0.442cm" svg:y="0.215cm" svg:viewBox="0 0 280 99" svg:d="M266 17c6 0 14 0 14-9 0-8-8-8-14-8-84 0-169 0-253 0-5 0-13 0-13 8 0 9 8 9 14 9 84 0 168 0 252 0zM266 99c6 0 14 0 14-9 0-8-8-8-14-8-84 0-168 0-252 0-6 0-14 0-14 8 0 9 8 9 13 9 84 0 169 0 253 0z"><text:p/></draw:path><draw:path draw:style-name="gr49" draw:text-style-name="P11" svg:width="0.167cm" svg:height="0.279cm" svg:x="0.885cm" svg:y="0.09cm" svg:viewBox="0 0 168 280" svg:d="M32 248c15-15 30-29 45-42 66-58 91-81 91-123 0-48-38-83-90-83-47 0-78 40-78 77 0 24 20 24 22 24 7 0 21-6 21-23 0-11-7-21-21-21-4 0-5 0-6 0 9-28 32-44 57-44 39 0 57 35 57 70 0 34-22 66-45 93-27 30-54 58-81 88-4 5-4 7-4 16 52 0 104 0 156 0 4-24 8-48 12-73-4 0-7 0-11 0-2 13-5 31-9 37-3 4-30 4-40 4-25 0-50 0-76 0z"><text:p/></draw:path><draw:path draw:style-name="gr50" draw:text-style-name="P11" svg:width="0.13cm" svg:height="0.195cm" svg:x="1.093cm" svg:y="0.001cm" svg:viewBox="0 0 131 196" svg:d="M131 143c-4 0-7 0-11 0 0 6-4 23-7 27-3 1-25 1-29 1-18 0-37 0-55 0 31-27 42-35 60-50 21-16 42-36 42-63 0-36-31-58-70-58-36 0-61 26-61 53 0 16 13 17 16 17 7 0 15-5 15-16 0-6-2-16-17-16 9-21 29-27 44-27 28 0 44 23 44 47 0 25-18 45-28 56-24 23-46 47-70 71-4 3-4 3-4 11 41 0 80 0 121 0 4-18 6-36 10-53z"><text:p/></draw:path><draw:path draw:style-name="gr51" draw:text-style-name="P11" svg:width="0.203cm" svg:height="0.202cm" svg:x="1.419cm" svg:y="0.164cm" svg:viewBox="0 0 204 203" svg:d="M102 90c-28-27-56-56-84-84-6-5-6-6-10-6s-8 4-8 8c0 3 1 4 5 9 29 27 56 55 85 84-29 28-56 56-85 85-4 5-5 5-5 9 0 5 4 8 8 8s4-1 10-6c28-29 56-56 84-84 29 29 58 58 86 88 2 0 4 2 8 2s8-3 8-8c0-1 0-3-1-5-1-1-69-67-89-89 25-26 52-52 77-77 2-2 8-7 11-11 1-1 2-2 2-5 0-4-4-8-8-8s-6 1-11 6c-28 28-55 57-83 84z"><text:p/></draw:path><draw:path draw:style-name="gr52" draw:text-style-name="P11" svg:width="0.174cm" svg:height="0.289cm" svg:x="1.795cm" svg:y="0.09cm" svg:viewBox="0 0 175 290" svg:d="M104 133c35-12 60-40 60-74 0-35-37-59-78-59-43 0-74 26-74 58 0 14 10 21 22 21 13 0 21-8 21-20 0-22-20-22-26-22 13-20 41-26 56-26 17 0 40 9 40 48 0 5 0 29-12 48s-27 20-37 22c-4 0-14 1-17 1s-6 1-6 5 3 4 11 4c6 0 12 0 18 0 34 0 50 29 50 69 0 58-29 70-48 70-18 0-49-7-65-33 16 3 29-7 29-23 0-15-12-22-24-22-10 0-24 6-24 24 0 38 40 66 85 66 52 0 90-39 90-82 0-34-26-66-71-75z"><text:p/></draw:path><draw:path draw:style-name="gr53" draw:text-style-name="P11" svg:width="0.136cm" svg:height="0.201cm" svg:x="2.003cm" svg:y="0.001cm" svg:viewBox="0 0 137 202" svg:d="M65 97c23 0 39 16 39 48 0 37-20 47-38 47-12 0-37-2-50-20 14 0 18-10 18-17 0-8-8-16-17-16s-17 5-17 17c0 28 31 46 67 46 41 0 70-28 70-57 0-22-19-46-52-52 31-12 42-34 42-52 0-23-27-41-60-41s-57 16-57 40c0 9 6 15 15 15s15-7 15-14c0-10-6-16-15-16 10-13 30-17 42-17 13 0 31 8 31 33 0 12-3 26-12 35-9 12-18 12-32 13-7 0-8 0-10 1-1 1-2 0-2 4 0 3 2 3 7 3s11 0 16 0z"><text:p/></draw:path><draw:path draw:style-name="gr54" draw:text-style-name="P11" svg:width="0.203cm" svg:height="0.202cm" svg:x="2.332cm" svg:y="0.164cm" svg:viewBox="0 0 204 203" svg:d="M102 90c-28-27-56-56-84-84-5-5-6-6-10-6-3 0-8 4-8 8 0 3 1 4 6 9 28 27 56 55 84 84-28 28-56 56-84 85-5 5-6 5-6 9 0 5 5 8 8 8 4 0 5-1 10-6 28-29 56-56 84-84 29 29 59 58 88 88 1 0 3 2 6 2 4 0 8-3 8-8 0-1 0-3-1-5 0-1-67-67-89-89 26-26 52-52 78-77 1-2 8-7 10-11 1 0 2-2 2-5 0-4-4-8-8-8s-5 1-10 6c-28 28-56 57-84 84z"><text:p/></draw:path><draw:path draw:style-name="gr55" draw:text-style-name="P11" svg:width="0.167cm" svg:height="0.289cm" svg:x="2.714cm" svg:y="0.09cm" svg:viewBox="0 0 168 290" svg:d="M168 197c0-50-35-92-80-92-21 0-39 6-54 21 0-27 0-55 0-83 8 3 22 6 36 6 51 0 81-38 81-44 0-3-1-5-3-5s-2 0-4 2c-8 4-29 12-58 12-16 0-36-3-56-12-4-1-4-1-5-1-3 0-3 4-3 10 0 42 0 83 0 125 0 7 0 11 4 11s5-2 6-4c5-7 21-30 54-30 23 0 33 20 36 28 8 15 9 32 9 53 0 13 0 38-11 56-10 17-25 28-44 28-32 0-56-23-63-47 1 0 3 0 7 0 14 0 21-10 21-21 0-9-7-19-21-19-6 0-20 3-20 22 0 36 29 77 76 77 49 0 92-41 92-93z"><text:p/></draw:path></draw:g></draw:g><text:s/><text:span text:style-name="T3">et </text:span><text:span text:style-name="T3"><draw:g text:anchor-type="as-char" svg:y="-0.344cm" draw:z-index="1" draw:style-name="gr1"><svg:title>TexMaths</svg:title><svg:desc>12§display§B = 2\times 3^2 \times 7§svg§600§FALSE§</svg:desc><draw:g draw:style-name="gr2"><draw:path draw:style-name="gr37" draw:text-style-name="P10" svg:width="2.704cm" svg:height="0.334cm" svg:x="0.004cm" svg:y="0.023cm" svg:viewBox="0 0 2705 335" svg:d="M1353 335c-452 0-902 0-1353 0 0-111 0-223 0-335 901 0 1804 0 2705 0 0 112 0 224 0 335-451 0-902 0-1352 0z"><text:p/></draw:path><draw:path draw:style-name="gr38" draw:text-style-name="P11" svg:width="0.3cm" svg:height="0.286cm" svg:x="0.001cm" svg:y="0.083cm" svg:viewBox="0 0 301 287" svg:d="M49 255c-3 16-5 19-38 19-7 0-11 0-11 9 0 4 4 4 11 4 50 0 101 0 151 0 66 0 116-49 116-90 0-30-25-54-66-59 45-8 89-39 89-79 0-31-27-59-79-59-47 0-95 0-142 0-7 0-12 0-12 10 0 3 4 3 12 3 2 0 9 0 16 1 8 2 12 2 12 8 0 1 0 2-1 7-19 76-39 151-58 226zM113 135c8-35 18-70 26-105 4-16 5-17 23-17s37 0 55 0c36 0 46 25 46 45 0 36-36 77-88 77-20 0-42 0-62 0zM95 274c-6 0-7 0-10 0-5 0-6-1-6-5 0-1 0-1 3-9 9-39 19-78 28-117 27 0 54 0 81 0 39 0 48 31 48 49 0 41-37 82-88 82-19 0-37 0-56 0z"><text:p/></draw:path><draw:path draw:style-name="gr39" draw:text-style-name="P11" svg:width="0.279cm" svg:height="0.098cm" svg:x="0.465cm" svg:y="0.215cm" svg:viewBox="0 0 280 99" svg:d="M265 17c7 0 15 0 15-9 0-8-8-8-14-8-84 0-169 0-253 0-6 0-13 0-13 8 0 9 7 9 14 9 84 0 167 0 251 0zM266 99c6 0 14 0 14-9 0-8-8-8-15-8-84 0-167 0-251 0-7 0-14 0-14 8 0 9 7 9 13 9 84 0 169 0 253 0z"><text:p/></draw:path><draw:path draw:style-name="gr40" draw:text-style-name="P11" svg:width="0.167cm" svg:height="0.279cm" svg:x="0.907cm" svg:y="0.09cm" svg:viewBox="0 0 168 280" svg:d="M32 248c16-15 30-29 46-42 65-58 90-81 90-123 0-48-37-83-89-83-48 0-79 40-79 77 0 24 22 24 23 24 7 0 21-6 21-23 0-11-7-21-21-21-4 0-5 0-6 0 9-28 32-44 56-44 39 0 57 35 57 70 0 34-21 66-44 93-27 30-54 58-81 88-5 5-5 7-5 16 53 0 104 0 157 0 4-24 7-48 11-73-4 0-6 0-10 0-2 13-6 31-9 37-4 4-31 4-40 4-25 0-51 0-77 0z"><text:p/></draw:path><draw:path draw:style-name="gr41" draw:text-style-name="P11" svg:width="0.203cm" svg:height="0.202cm" svg:x="1.253cm" svg:y="0.164cm" svg:viewBox="0 0 204 203" svg:d="M102 90c-28-27-56-56-84-84-5-5-6-6-10-6-3 0-8 4-8 8 0 3 1 4 6 9 28 27 56 55 84 84-28 28-56 56-84 85-5 5-6 5-6 9 0 5 5 8 8 8 4 0 5-1 10-6 28-29 56-56 84-84 29 29 58 58 86 88 2 0 5 2 8 2 4 0 8-3 8-8 0-1 0-3-1-5-1-1-67-67-89-89 25-26 52-52 77-77 2-2 8-7 11-11 1-1 2-2 2-5 0-4-4-8-8-8s-5 1-10 6c-28 28-56 57-84 84z"><text:p/></draw:path><draw:path draw:style-name="gr42" draw:text-style-name="P11" svg:width="0.173cm" svg:height="0.289cm" svg:x="1.629cm" svg:y="0.09cm" svg:viewBox="0 0 174 290" svg:d="M104 133c34-12 59-40 59-74 0-35-37-59-78-59-42 0-74 26-74 58 0 14 9 21 21 21 14 0 22-8 22-20 0-22-20-22-26-22 13-20 40-26 56-26 17 0 41 9 41 48 0 5-1 29-12 48-13 19-28 20-39 22-2 0-13 1-15 1-4 0-7 1-7 5s3 4 10 4c6 0 12 0 18 0 35 0 51 29 51 69 0 58-29 70-48 70-18 0-49-7-64-33 15 3 28-7 28-23 0-15-12-22-24-22-10 0-23 6-23 24 0 38 38 66 84 66 52 0 90-39 90-82 0-34-26-66-70-75z"><text:p/></draw:path><draw:path draw:style-name="gr43" draw:text-style-name="P11" svg:width="0.13cm" svg:height="0.195cm" svg:x="1.841cm" svg:y="0.001cm" svg:viewBox="0 0 131 196" svg:d="M131 143c-4 0-7 0-11 0 0 6-4 23-7 27-3 1-25 1-29 1-18 0-37 0-55 0 31-27 42-35 59-50 22-16 43-36 43-63 0-36-31-58-70-58-36 0-61 26-61 53 0 16 12 17 16 17 7 0 15-5 15-16 0-6-2-16-18-16 10-21 30-27 43-27 30 0 46 23 46 47 0 25-18 45-28 56-24 23-48 47-72 71-2 3-2 3-2 11 41 0 80 0 121 0 4-18 6-36 10-53z"><text:p/></draw:path><draw:path draw:style-name="gr44" draw:text-style-name="P11" svg:width="0.202cm" svg:height="0.202cm" svg:x="2.167cm" svg:y="0.164cm" svg:viewBox="0 0 203 203" svg:d="M102 90c-29-27-56-56-85-84-5-5-5-6-9-6s-8 4-8 8c0 3 0 4 5 9 29 27 56 55 85 84-29 28-56 56-85 85-5 5-5 5-5 9 0 5 4 8 8 8s4-1 9-6c27-29 56-56 84-84 29 29 59 58 87 88 2 0 4 2 6 2 6 0 9-3 9-8 0-1 0-3-1-5 0-1-68-67-88-89 25-26 52-52 77-77 2-2 8-7 11-11 0-1 1-2 1-5 0-4-3-8-9-8-2 0-4 1-9 6-28 28-55 57-83 84z"><text:p/></draw:path><draw:path draw:style-name="gr45" draw:text-style-name="P11" svg:width="0.18cm" svg:height="0.292cm" svg:x="2.55cm" svg:y="0.086cm" svg:viewBox="0 0 181 293" svg:d="M178 28c3-5 3-5 3-15-35 0-68 0-103 0-50 0-52-5-54-13-4 0-6 0-10 0-4 29-9 58-14 87 4 0 7 0 11 0 1-6 5-33 11-39 2-2 34-2 40-2 29 0 59 0 88 0-5 7-38 53-48 67-37 57-52 114-52 158 0 3-1 22 20 22 19 0 20-19 20-22 0-8 0-15 0-22 0-24 1-46 4-69 2-9 8-45 26-72 19-27 38-54 58-80z"><text:p/></draw:path></draw:g></draw:g></text:span><text:span text:style-name="T3">.</text:span></text:p>
      <text:p text:style-name="P4"/>
      <text:p text:style-name="P5">Donner la décomposition en produit de facteurs premiers de <draw:g text:anchor-type="as-char" svg:y="-0.266cm" draw:z-index="2" draw:style-name="gr1"><svg:title>TexMaths</svg:title><svg:desc>12§display§A\times B§svg§600§FALSE§</svg:desc><draw:g draw:style-name="gr2"><draw:path draw:style-name="gr33" draw:text-style-name="P10" svg:width="1.104cm" svg:height="0.255cm" svg:x="0.008cm" svg:y="0.021cm" svg:viewBox="0 0 1105 256" svg:d="M0 0c368 0 737 0 1105 0 0 85 0 171 0 256-368 0-737 0-1105 0 0-85 0-171 0-256z"><text:p/></draw:path><draw:path draw:style-name="gr34" draw:text-style-name="P11" svg:width="0.288cm" svg:height="0.298cm" svg:x="0.001cm" svg:y="0cm" svg:viewBox="0 0 289 299" svg:d="M61 251c-17 28-33 34-51 35-6 0-10 0-10 9 0 2 2 4 6 4 11 0 24-1 36-1 14 0 29 1 42 1 2 0 8 0 8-8 0-5-3-5-7-5-9-1-19-3-19-14 0-5 2-10 6-16 11-18 20-36 31-54 35 0 71 0 106 0 1 9 7 66 7 71 0 12-22 13-30 13-6 0-11 0-11 9 0 4 4 3 6 4 18 0 36-1 53-1 11 0 37 1 48 1 2 0 7 0 7-8 0-5-3-5-9-5-27 0-27-2-28-14-8-88-17-175-25-262-1-9-1-10-9-10-6 0-8 2-10 7-50 82-98 163-147 244zM112 189c27-45 55-92 82-138 4 46 9 93 14 138-33 0-64 0-96 0z"><text:p/></draw:path><draw:path draw:style-name="gr35" draw:text-style-name="P11" svg:width="0.203cm" svg:height="0.2cm" svg:x="0.458cm" svg:y="0.094cm" svg:viewBox="0 0 204 201" svg:d="M102 90c-28-29-56-56-84-84-5-5-6-6-10-6-3 0-8 4-8 8 0 3 1 4 6 9 28 27 56 55 84 84-28 27-56 56-84 83-5 5-6 5-6 9 0 5 5 8 8 8 4 0 5-1 10-6 28-27 56-55 84-82 29 28 58 57 86 86 2 0 4 2 8 2s8-3 8-8c0-1 0-3-1-5-1-1-69-66-89-87 25-27 52-52 77-77 2-2 8-7 11-11 0-1 2-2 2-5 0-4-4-8-8-8s-6 1-10 6c-28 28-56 55-84 84z"><text:p/></draw:path><draw:path draw:style-name="gr36" draw:text-style-name="P11" svg:width="0.3cm" svg:height="0.284cm" svg:x="0.834cm" svg:y="0.014cm" svg:viewBox="0 0 301 285" svg:d="M50 253c-4 15-4 19-38 19-7 0-12 0-12 8 0 5 4 5 12 5 50 0 100 0 150 0 67 0 116-49 116-91 0-30-24-53-64-58 43-8 87-39 87-79 0-31-27-57-78-57-47 0-95 0-141 0-9 0-12 0-12 8 0 4 3 4 10 4 2 0 10 0 17 1s11 1 11 7c0 2 0 3-1 8-19 75-37 149-57 225zM114 133c8-35 18-70 26-104 4-16 4-17 22-17s36 0 55 0c37 0 46 25 46 44 0 36-36 77-88 77-20 0-41 0-61 0zM95 272c-6 0-7 0-10 0-3-1-5-1-5-5 0-1 0-1 2-10 9-38 20-77 30-116 26 0 52 0 79 0 41 0 48 30 48 48 0 42-37 83-87 83-19 0-38 0-57 0z"><text:p/></draw:path></draw:g></draw:g>, de <draw:g text:anchor-type="as-char" svg:y="-0.369cm" draw:z-index="3" draw:style-name="gr1"><svg:title>TexMaths</svg:title><svg:desc>12§display§A^2§svg§600§FALSE§</svg:desc><draw:g draw:style-name="gr2"><draw:path draw:style-name="gr30" draw:text-style-name="P10" svg:width="0.42cm" svg:height="0.325cm" svg:x="0.008cm" svg:y="0.023cm" svg:viewBox="0 0 421 326" svg:d="M212 326c-71 0-141 0-212 0 0-109 0-218 0-326 141 0 280 0 421 0 0 108 0 217 0 326-70 0-140 0-209 0z"><text:p/></draw:path><draw:path draw:style-name="gr31" draw:text-style-name="P11" svg:width="0.288cm" svg:height="0.299cm" svg:x="0.001cm" svg:y="0.07cm" svg:viewBox="0 0 289 300" svg:d="M61 252c-16 28-33 34-51 35-5 0-10 0-10 8 0 3 2 5 6 5 11 0 24-1 36-1 15 0 29 1 42 1 3 0 9 0 9-8 0-5-4-5-8-5-9-1-19-5-19-14 0-6 3-10 6-16 11-18 21-36 31-54 35 0 70 0 106 0 1 8 8 66 8 70 0 13-22 14-31 14-6 0-10 0-10 8 0 5 4 5 6 5 16 0 36-1 53-1 10 0 36 1 45 1 4 0 9 0 9-8 0-5-5-5-10-5-26 0-26-4-28-16-7-86-15-174-24-261-1-9-1-10-8-10s-9 2-11 7c-49 82-99 164-147 245zM112 191c28-47 55-94 83-139 3 45 8 92 13 139-32 0-65 0-96 0z"><text:p/></draw:path><draw:path draw:style-name="gr32" draw:text-style-name="P11" svg:width="0.13cm" svg:height="0.195cm" svg:x="0.32cm" svg:y="0.001cm" svg:viewBox="0 0 131 196" svg:d="M131 142c-3 0-7 0-11 0 0 7-3 24-7 27-2 2-25 2-29 2-18 0-36 0-54 0 30-28 41-35 59-50 22-17 42-36 42-63 0-36-31-58-70-58-36 0-61 26-61 53 0 15 13 17 16 17 7 0 15-5 15-16 0-6-1-16-17-16 10-21 29-27 44-27 29 0 44 23 44 47 0 25-18 45-27 56-24 23-47 47-71 71-4 2-4 2-4 11 41 0 81 0 121 0 3-18 7-36 10-54z"><text:p/></draw:path></draw:g></draw:g><text:s/>et de <draw:g text:anchor-type="as-char" svg:y="-0.369cm" draw:z-index="4" draw:style-name="gr1"><svg:title>TexMaths</svg:title><svg:desc>12§display§B^3§svg§600§FALSE§</svg:desc><draw:g draw:style-name="gr2"><draw:path draw:style-name="gr27" draw:text-style-name="P10" svg:width="0.447cm" svg:height="0.325cm" svg:x="0.004cm" svg:y="0.023cm" svg:viewBox="0 0 448 326" svg:d="M225 326c-76 0-150 0-225 0 0-109 0-218 0-326 149 0 299 0 448 0 0 108 0 217 0 326-74 0-149 0-223 0z"><text:p/></draw:path><draw:path draw:style-name="gr28" draw:text-style-name="P11" svg:width="0.298cm" svg:height="0.286cm" svg:x="0.001cm" svg:y="0.083cm" svg:viewBox="0 0 299 287" svg:d="M49 253c-3 17-5 21-38 21-7 0-11 0-11 8 0 5 4 5 11 5 50 0 101 0 151 0 66 0 114-50 114-90 0-30-22-54-63-59 43-8 86-40 86-79 0-31-27-59-77-59-48 0-95 0-141 0-8 0-12 0-12 8 0 5 3 5 12 5 1 0 8 0 15 1 9 2 12 2 12 8 0 1-1 2-2 7-19 74-37 150-57 224zM113 135c8-35 17-70 26-105 4-16 5-17 23-17s36 0 54 0c38 0 46 25 46 43 0 38-36 79-88 79-20 0-41 0-61 0zM94 274c-5 0-6 0-9 0-4-1-6-1-6-5 0-1 0-2 3-10 9-38 19-78 29-116 26 0 52 0 79 0 41 0 49 31 49 49 0 41-38 82-88 82-19 0-38 0-57 0z"><text:p/></draw:path><draw:path draw:style-name="gr29" draw:text-style-name="P11" svg:width="0.135cm" svg:height="0.2cm" svg:x="0.339cm" svg:y="0.001cm" svg:viewBox="0 0 136 201" svg:d="M65 97c23 0 40 16 40 48 0 36-22 47-39 47-12 0-38-3-50-20 13-1 16-11 16-17 0-10-7-16-15-16-9 0-17 5-17 17 0 28 30 45 66 45 41 0 70-27 70-56 0-22-19-47-52-53 31-12 42-33 42-51 0-23-26-41-59-41s-57 16-57 40c0 9 6 15 14 15 10 0 16-7 16-14 0-10-6-16-16-16 11-13 31-17 42-17 13 0 31 8 31 33 0 12-3 26-10 35-11 12-18 12-34 13-7 0-7 0-10 1-1 1-2 0-2 4 0 3 2 3 7 3 6 0 11 0 17 0z"><text:p/></draw:path></draw:g></draw:g>.</text:p>
      <text:p text:style-name="P5"/>
      <text:p text:style-name="P8">Exercice 2 : Sacré bus</text:p>
      <text:p text:style-name="P5"/>
      <text:p text:style-name="P5">Cédric attend le bus, il vient juste d’en voir un passer. Les bus passent toutes les 17 minutes et peuvent transporter chacun jusqu’à 53 personnes. 164 personnes attendent le bus devant Cédric.<text:line-break/><text:line-break/>Dans combien de temps pourra-t-il monter dans le bus sachant que tous les bus qui arrivent à son arrêt sont vides ?</text:p>
      <text:p text:style-name="P5"/>
      <text:p text:style-name="P8">Exercice 3 : Le classique collier de perles</text:p>
      <text:p text:style-name="P5"/>
      <text:p text:style-name="P5">Louison veut réaliser un collier de perles. Elle empile les perles de la façon suivante : une perle rouge, puis quatre perles bleues, puis trois perles blanches, et ainsi de suite.<text:line-break/><text:line-break/>Quelle sera la couleur de la 109ᵉ perle ?</text:p>
      <text:p text:style-name="P5"/>
      <text:p text:style-name="P8">Exercice 4 : L’erreur d’Euler</text:p>
      <text:p text:style-name="P5"/>
      <text:p text:style-name="P5">Euler est un mathématicien très connu du XVIIIème siècle.</text:p>
      <text:p text:style-name="P5">Avant de se rendre compte de son erreur, il a cru créer une formule qui donne des nombres premiers. Voici la formule :</text:p>
      <text:p text:style-name="P6"><draw:g text:anchor-type="as-char" svg:y="-0.367cm" draw:z-index="5" draw:style-name="gr1"><svg:title>TexMaths</svg:title><svg:desc>12§display§n^2 + n+41§svg§600§FALSE§</svg:desc><draw:g draw:style-name="gr2"><draw:path draw:style-name="gr19" draw:text-style-name="P10" svg:width="2.069cm" svg:height="0.359cm" svg:x="0.01cm" svg:y="0.023cm" svg:viewBox="0 0 2070 360" svg:d="M1036 360c-346 0-690 0-1036 0 0-120 0-240 0-360 690 0 1379 0 2070 0 0 120 0 240 0 360-345 0-689 0-1034 0z"><text:p/></draw:path><draw:path draw:style-name="gr20" draw:text-style-name="P11" svg:width="0.228cm" svg:height="0.19cm" svg:x="0.001cm" svg:y="0.185cm" svg:viewBox="0 0 229 191" svg:d="M25 161c-1 6-3 15-3 18 0 7 6 12 12 12 4 0 13-4 15-12 1-1 6-21 9-31 3-14 6-27 9-39 3-8 5-18 7-27 2-8 5-20 5-22 6-13 29-50 69-50 19 0 22 15 22 28 0 27-20 81-27 99-4 9-4 14-4 19 0 19 15 35 35 35 40 0 55-63 55-65 0-5-3-5-4-5-5 0-5 1-8 7-8 29-21 53-43 53-7 0-10-5-10-14 0-10 4-21 8-30 8-22 26-69 26-93 0-27-18-44-49-44-37 0-58 26-65 36-2-23-20-36-40-36-19 0-27 17-31 24-7 14-13 38-13 41s5 3 6 3c4 0 4 0 7-9 7-30 16-49 30-49 9 0 13 4 13 19 0 8-1 13-6 35-8 32-16 64-25 97z"><text:p/></draw:path><draw:path draw:style-name="gr21" draw:text-style-name="P11" svg:width="0.129cm" svg:height="0.195cm" svg:x="0.261cm" svg:y="0.001cm" svg:viewBox="0 0 130 196" svg:d="M130 142c-4 0-6 0-10 0-1 7-4 24-8 27-3 1-24 1-29 1-18 0-36 0-54 0 31-27 41-34 59-49 21-17 42-36 42-63 0-36-32-58-69-58s-61 26-61 53c0 15 12 17 16 17 6 0 15-5 15-16 0-6-2-16-18-16 10-21 29-27 43-27 30 0 45 23 45 47 0 25-18 45-28 56-24 23-47 46-71 70-2 3-2 3-2 12 41 0 80 0 121 0 3-18 6-36 9-54z"><text:p/></draw:path><draw:path draw:style-name="gr22" draw:text-style-name="P11" svg:width="0.28cm" svg:height="0.279cm" svg:x="0.548cm" svg:y="0.125cm" svg:viewBox="0 0 281 280" svg:d="M149 149c39 0 78 0 118 0 6 0 14 0 14-9 0-8-8-8-14-8-40 0-79 0-118 0 0-40 0-78 0-118 0-6 0-14-9-14-8 0-8 8-8 14 0 40 0 78 0 118-40 0-78 0-118 0-6 0-14 0-14 8 0 9 8 9 14 9 40 0 78 0 118 0 0 38 0 78 0 116 0 6 0 15 8 15 9 0 9-9 9-15 0-38 0-78 0-116z"><text:p/></draw:path><draw:path draw:style-name="gr23" draw:text-style-name="P11" svg:width="0.227cm" svg:height="0.19cm" svg:x="0.959cm" svg:y="0.185cm" svg:viewBox="0 0 228 191" svg:d="M25 161c-1 6-3 15-3 18 0 7 6 12 12 12 4 0 12-4 15-12 0-1 5-21 7-31 4-14 6-27 10-39 2-8 5-18 7-27 3-8 5-20 6-22 6-13 29-50 69-50 19 0 22 15 22 28 0 27-20 81-27 99-4 9-4 14-4 19 0 19 15 35 34 35 40 0 55-63 55-65 0-5-3-5-5-5-3 0-3 1-6 7-8 29-23 53-43 53-7 0-10-5-10-14 0-10 4-21 8-30 8-22 25-69 25-93 0-27-18-44-48-44-39 0-59 26-66 36-1-23-19-36-39-36-19 0-27 17-31 24-7 14-13 38-13 41s4 2 5 3c5 0 5 0 7-9 7-30 16-49 31-49 9 0 13 4 13 19 0 8-1 13-7 35-8 32-15 64-24 97z"><text:p/></draw:path><draw:path draw:style-name="gr24" draw:text-style-name="P11" svg:width="0.28cm" svg:height="0.279cm" svg:x="1.316cm" svg:y="0.125cm" svg:viewBox="0 0 281 280" svg:d="M149 149c39 0 78 0 118 0 6 0 14 0 14-9 0-8-8-8-14-8-40 0-79 0-118 0 0-40 0-78 0-118 0-6 0-14-9-14-8 0-8 8-8 14 0 40 0 78 0 118-40 0-78 0-118 0-6 0-14 0-14 8 0 9 8 9 14 9 40 0 78 0 118 0 0 38 0 78 0 116 0 6 0 15 8 15 9 0 9-9 9-15 0-38 0-78 0-116z"><text:p/></draw:path><draw:path draw:style-name="gr25" draw:text-style-name="P11" svg:width="0.185cm" svg:height="0.282cm" svg:x="1.726cm" svg:y="0.085cm" svg:viewBox="0 0 186 283" svg:d="M112 215c0 11 0 23 0 35 0 15 0 20-32 20-3 0-6 0-9 0 0 5 0 10 0 13 18-1 39-1 57-1 17 0 40 0 57 1 0-3 0-8 0-13-3 0-6 0-9 0-31 0-32-5-32-20 0-12 0-24 0-35 14 0 28 0 42 0 0-5 0-10 0-13-14 0-28 0-42 0 0-64 0-128 0-191 0-9 0-11-6-11-4 0-6 0-8 5-44 66-87 131-130 197 0 3 0 8 0 13 37 0 74 0 112 0zM114 202c-34 0-68 0-102 0 34-53 68-106 102-158 0 52 0 105 0 158z"><text:p/></draw:path><draw:path draw:style-name="gr26" draw:text-style-name="P11" svg:width="0.138cm" svg:height="0.279cm" svg:x="1.963cm" svg:y="0.09cm" svg:viewBox="0 0 139 280" svg:d="M86 11c0-10 0-11-9-11-27 28-64 28-77 28 0 4 0 8 0 13 8 0 34 0 55-11 0 72 0 144 0 216 0 16-1 20-39 20-5 0-9 0-14 0 0 5 0 10 0 14 15-2 52-2 69-2s53 0 68 2c0-4 0-9 0-14-5 0-8 0-13 0-38 0-40-4-40-20 0-78 0-157 0-235z"><text:p/></draw:path></draw:g></draw:g><text:s/>avec <draw:g text:anchor-type="as-char" svg:y="-0.189cm" draw:z-index="6" draw:style-name="gr1"><svg:title>TexMaths</svg:title><svg:desc>12§display§n§svg§600§FALSE§</svg:desc><draw:g draw:style-name="gr2"><draw:path draw:style-name="gr17" draw:text-style-name="P10" svg:width="0.196cm" svg:height="0.144cm" svg:x="0.01cm" svg:y="0.022cm" svg:viewBox="0 0 197 145" svg:d="M0 0c65 0 131 0 197 0 0 48 0 97 0 145-66 0-132 0-197 0 0-48 0-97 0-145z"><text:p/></draw:path><draw:path draw:style-name="gr18" draw:text-style-name="P11"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un nombre entier positif</text:p>
      <text:p text:style-name="P9">Obtient-on des nombres premiers lorsque <draw:g text:anchor-type="as-char" svg:y="-0.282cm" draw:z-index="7" draw:style-name="gr1"><svg:title>TexMaths</svg:title><svg:desc>12§display§n = 1§svg§600§FALSE§</svg:desc><draw:g draw:style-name="gr2"><draw:path draw:style-name="gr13" draw:text-style-name="P10" svg:width="0.945cm" svg:height="0.238cm" svg:x="0.01cm" svg:y="0.021cm" svg:viewBox="0 0 946 239" svg:d="M0 0c315 0 631 0 946 0 0 80 0 159 0 239-315 0-631 0-946 0 0-80 0-159 0-239z"><text:p/></draw:path><draw:path draw:style-name="gr14" draw:text-style-name="P11" svg:width="0.227cm" svg:height="0.188cm" svg:x="0.001cm" svg:y="0.093cm" svg:viewBox="0 0 228 189" svg:d="M25 159c-1 7-3 17-3 19 0 7 6 11 12 11 4 0 12-4 15-12 0-1 5-21 9-31 2-12 6-24 8-36 2-10 6-19 7-29 3-7 5-19 6-20 6-13 29-51 68-51 20 0 23 15 23 29 0 25-20 79-27 97-4 8-4 13-4 18 0 20 14 35 34 35 39 0 55-60 55-64 0-3-4-3-5-3-4 0-4 1-6 7-8 27-23 50-43 50-7 0-10-3-10-13 0-11 4-20 7-29 9-22 27-68 27-92 0-28-19-45-49-45-37 0-59 27-66 37-1-24-19-37-39-37-19 0-27 17-31 24-7 14-13 39-13 40 0 5 4 3 5 5 5 0 5-1 7-9 7-30 16-50 31-50 9 0 13 6 13 19 0 9-1 13-7 35-8 32-15 64-24 95z"><text:p/></draw:path><draw:path draw:style-name="gr15" draw:text-style-name="P11" svg:width="0.278cm" svg:height="0.097cm" svg:x="0.382cm" svg:y="0.125cm" svg:viewBox="0 0 279 98" svg:d="M265 17c7 0 14 0 14-9 0-8-7-8-13-8-84 0-168 0-252 0-6 0-14 0-14 8 0 9 8 9 14 9 84 0 167 0 251 0zM266 98c6 0 13 0 13-8 0-9-7-9-14-9-84 0-167 0-251 0-6 0-14 0-14 9 0 8 8 8 14 8 84 0 168 0 252 0z"><text:p/></draw:path><draw:path draw:style-name="gr16" draw:text-style-name="P11" svg:width="0.138cm" svg:height="0.276cm" svg:x="0.839cm" svg:y="0cm" svg:viewBox="0 0 139 277" svg:d="M86 11c0-10 0-11-9-11-27 26-64 26-77 26 0 5 0 9 0 13 8 0 34 0 55-10 0 71 0 143 0 215 0 15-1 20-39 20-5 0-9 0-14 0 0 5 0 8 0 13 16-1 52-1 69-1s54 0 68 1c0-5 0-8 0-13-5 0-8 0-13 0-38 0-40-5-40-20 0-78 0-156 0-233z"><text:p/></draw:path></draw:g></draw:g><text:s/>? <draw:g text:anchor-type="as-char" svg:y="-0.282cm" draw:z-index="8" draw:style-name="gr1"><svg:title>TexMaths</svg:title><svg:desc>12§display§n = 2§svg§600§FALSE§</svg:desc><draw:g draw:style-name="gr2"><draw:path draw:style-name="gr9" draw:text-style-name="P10" svg:width="0.959cm" svg:height="0.238cm" svg:x="0.01cm" svg:y="0.021cm" svg:viewBox="0 0 960 239" svg:d="M0 0c320 0 640 0 960 0 0 80 0 159 0 239-320 0-640 0-960 0 0-80 0-159 0-239z"><text:p/></draw:path><draw:path draw:style-name="gr10" draw:text-style-name="P11" svg:width="0.227cm" svg:height="0.188cm" svg:x="0.001cm" svg:y="0.093cm" svg:viewBox="0 0 228 189" svg:d="M25 159c-1 7-3 17-3 19 0 7 6 11 12 11 4 0 12-4 15-12 0-1 5-21 9-31 2-12 6-24 8-36 2-10 5-19 7-29 3-7 5-19 6-20 6-13 29-51 69-51 19 0 23 15 23 29 0 25-21 79-28 97-4 8-4 13-4 18 0 20 15 35 34 35 40 0 55-60 55-64 0-3-3-3-5-3-3 0-3 1-6 7-8 27-22 50-43 50-7 0-9-3-9-13 0-11 3-20 7-29 8-22 25-68 25-92 0-28-18-45-48-45-38 0-59 27-66 37-1-24-19-37-39-37-19 0-27 17-31 24-7 14-13 39-13 40 0 5 4 3 5 5 5 0 5-1 7-9 7-30 16-50 31-50 9 0 13 6 13 19 0 9-1 13-7 35-8 32-15 64-24 95z"><text:p/></draw:path><draw:path draw:style-name="gr11" draw:text-style-name="P11" svg:width="0.279cm" svg:height="0.097cm" svg:x="0.383cm" svg:y="0.125cm" svg:viewBox="0 0 280 98" svg:d="M265 17c6 0 15 0 15-9 0-8-9-8-15-8-84 0-168 0-252 0-6 0-13 0-13 8 0 9 7 9 14 9 85 0 167 0 251 0zM265 98c6 0 15 0 15-8 0-9-9-9-15-9-84 0-166 0-251 0-7 0-14 0-14 9 0 8 7 8 13 8 84 0 168 0 252 0z"><text:p/></draw:path><draw:path draw:style-name="gr12" draw:text-style-name="P11" svg:width="0.167cm" svg:height="0.276cm" svg:x="0.824cm" svg:y="0cm" svg:viewBox="0 0 168 277" svg:d="M32 245c15-15 30-29 45-43 66-58 91-79 91-121 0-48-38-81-89-81-48 0-79 38-79 75 0 24 22 24 23 24 7 0 21-5 21-23 0-10-7-21-22-21-4 0-4 0-5 1 9-27 32-43 56-43 39 0 57 34 57 68s-21 66-45 91c-26 30-54 60-80 89-5 5-5 6-5 16 52 0 105 0 156 0 4-24 9-48 12-73-3 0-7 0-11 0-2 13-4 31-8 37-4 4-31 4-41 4-25 0-50 0-76 0z"><text:p/></draw:path></draw:g></draw:g><text:s/>? <draw:g text:anchor-type="as-char" svg:y="-0.288cm" draw:z-index="9" draw:style-name="gr1"><svg:title>TexMaths</svg:title><svg:desc>12§display§n = 3§svg§600§FALSE§</svg:desc><draw:g draw:style-name="gr2"><draw:path draw:style-name="gr5" draw:text-style-name="P10" svg:width="0.96cm" svg:height="0.243cm" svg:x="0.01cm" svg:y="0.021cm" svg:viewBox="0 0 961 244" svg:d="M0 0c320 0 641 0 961 0 0 82 0 163 0 244-320 0-641 0-961 0 0-81 0-162 0-244z"><text:p/></draw:path><draw:path draw:style-name="gr6" draw:text-style-name="P11" svg:width="0.227cm" svg:height="0.188cm" svg:x="0.001cm" svg:y="0.093cm" svg:viewBox="0 0 228 189" svg:d="M25 161c-1 6-3 15-3 18 0 7 6 10 12 10 4 0 12-3 15-12s5-20 9-31c2-12 6-24 8-36 2-9 5-19 7-29 2-7 5-19 6-20 6-13 29-51 68-51 20 0 23 15 23 30 0 25-20 79-27 97-4 8-4 14-4 18 0 20 14 34 34 34 39 0 55-60 55-63 0-4-4-4-5-4-4 0-4 1-6 7-8 28-23 51-43 51-7 0-10-4-10-13 0-11 4-21 7-29 9-23 26-68 26-92 0-29-18-46-48-46-39 0-59 28-66 37-2-24-19-37-39-37-19 0-27 17-31 24-7 14-13 40-13 41 0 5 4 2 5 5 5 0 5 0 7-10 7-30 16-50 31-50 9 0 13 6 13 19 0 9-1 13-7 36-8 32-15 64-24 96z"><text:p/></draw:path><draw:path draw:style-name="gr7" draw:text-style-name="P11" svg:width="0.278cm" svg:height="0.097cm" svg:x="0.382cm" svg:y="0.125cm" svg:viewBox="0 0 279 98" svg:d="M265 17c7 0 14 0 14-9 0-8-7-8-13-8-85 0-169 0-253 0-6 0-13 0-13 8 0 9 7 9 14 9 84 0 167 0 251 0zM266 98c6 0 13 0 13-8 0-9-7-9-14-9-84 0-167 0-251 0-7 0-14 0-14 9 0 8 7 8 13 8 84 0 168 0 253 0z"><text:p/></draw:path><draw:path draw:style-name="gr8" draw:text-style-name="P11" svg:width="0.174cm" svg:height="0.287cm" svg:x="0.818cm" svg:y="0cm" svg:viewBox="0 0 175 288" svg:d="M104 132c35-11 60-41 60-74 0-34-37-58-78-58-43 0-74 25-74 58 0 13 10 21 22 21 13 0 21-9 21-21 0-22-20-22-26-22 13-20 41-25 56-25 17 0 40 8 40 47 0 4 0 29-12 47-12 21-27 22-38 22-3 0-13 1-16 1-3 1-6 1-6 5 0 5 3 5 11 5 6 0 11 0 17 0 35 0 51 27 51 68 0 58-29 70-48 70-18 0-49-8-65-31 16 1 29-8 29-24 0-15-12-23-24-23-10 0-24 6-24 24 0 38 40 66 85 66 52 0 90-39 90-82 0-33-26-66-71-74z"><text:p/></draw:path></draw:g></draw:g><text:s/>?</text:p>
      <text:p text:style-name="P9"/>
      <text:p text:style-name="P9"/>
      <text:p text:style-name="P9"/>
      <text:p text:style-name="P9"><text:span text:style-name="T6">Bonus :</text:span><text:span text:style-name="T3"> Trouver un nombre entier </text:span><text:span text:style-name="T3"><draw:g text:anchor-type="as-char" svg:y="-0.189cm" draw:z-index="10" draw:style-name="gr1"><svg:title>TexMaths</svg:title><svg:desc>12§display§n§svg§600§FALSE§</svg:desc><draw:g draw:style-name="gr2"><draw:path draw:style-name="gr3" draw:text-style-name="P10" svg:width="0.196cm" svg:height="0.144cm" svg:x="0.01cm" svg:y="0.022cm" svg:viewBox="0 0 197 145" svg:d="M0 0c65 0 131 0 197 0 0 48 0 97 0 145-66 0-132 0-197 0 0-48 0-97 0-145z"><text:p/></draw:path><draw:path draw:style-name="gr4" draw:text-style-name="P11"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3"><text:s/>pour montrer que la formule d’Euler ne donne pas que des nombres premier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2T10:19:16.596000000</meta:creation-date>
    <dc:date>2024-09-12T10:43:36.904000000</dc:date>
    <meta:editing-duration>PT24M21S</meta:editing-duration>
    <meta:editing-cycles>2</meta:editing-cycles>
    <meta:generator>LibreOffice/7.4.3.2$Windows_X86_64 LibreOffice_project/1048a8393ae2eeec98dff31b5c133c5f1d08b890</meta:generator>
    <meta:document-statistic meta:table-count="0" meta:image-count="0" meta:object-count="0" meta:page-count="1" meta:paragraph-count="19" meta:word-count="224" meta:character-count="1251" meta:non-whitespace-character-count="1035"/>
  </office:meta>
</office:document-meta>
</file>